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Normal">La technologie et l'innovation au Brésil en 2024 : un écosystème en plein essor</text:p>
      <text:p/>
      <text:p text:style-name="Normal">En 2024, le Brésil se positionne comme l’un des acteurs clés de l’innovation technologique en Amérique latine. Le pays, connu pour son dynamisme économique et sa diversité culturelle, investit massivement dans les secteurs émergents comme l’intelligence artificielle (IA), la fintech, la biotechnologie et les énergies renouvelables. Grâce à des politiques publiques favorables et à un écosystème entrepreneuriat florissant, le Brésil devient un terreau fertile pour les start-up et les entreprises technologiques.</text:p>
      <text:p/>
      <text:p text:style-name="Normal">L’une des avancées marquantes concerne l’adoption de solutions financières innovantes. Les banques digitales brésiliennes connaissent une croissance fulgurante, offrant des services bancaires accessibles via smartphones dans un pays où plus de 140 millions d’utilisateurs possèdent un compte mobile. Des fintechs locales rivalisent avec les géants internationaux en proposant des crédits instantanés, des portefeuilles électroniques sécurisés et même une intégration poussée avec la blockchain.</text:p>
      <text:p/>
      <text:p text:style-name="Normal">Par ailleurs, le Brésil mise sur sa position géographique stratégique pour devenir un leader dans les énergies propres. En 2024, le pays accélère ses projets d’énergies renouvelables, notamment grâce à son potentiel solaire immense (il fait partie du top 5 mondial pour cette ressource). L’innovation verte est également portée par des initiatives telles que la capture du CO₂ ou l’agrotéchnologie durable – essentiels dans un pays où l’agriculture représente près d’un quart du PIB.</text:p>
      <text:p/>
      <text:p text:style-name="Normal">Enfin, São Paulo reste la capitale incontestée de la tech au Brésil. La ville abrite le plus grand hub start-up d’Amérique latine (SP Tech Hub) tandis que Rio de Janeiro développe activement son secteur spatial avec ses collaborations internationales autour de satellites low-cost. Avec ces atouts combinés – talents locaux affûtés par les universités prestigieuses comme USP ou UNICAMP –, 2024 pourrait bien marquer une nouvelle ère techno-commérale brésilienne sur scène mondiale.</text:p>
      <text:p/>
      <text:p text:style-name="Normal">Pour conclure : entre défis réglementaires persistants (comme ceux liés aux données personnelles) et opportunités économiques majeures – notamment grâce aux accords commerciaux bilatéraux post-pandémie –, le Brésil consolide sa place parmi les nations innovantes dont il faut suivre l’évolution en ce milieu des années 2020.**</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